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US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3" text:anchor-type="as-char" svg:width="0.85cm" svg:height="0.87cm" draw:z-index="0"><draw:image xlink:href="../../odt/images/016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4">M </text:span>из <text:span text:style-name="T4">N</text:span>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4">C-</text:span>код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1" draw:name="Графический объект1" text:anchor-type="as-char" svg:width="1.829cm" svg:height="1.829cm" draw:z-index="0"><draw:image xlink:href="../../odt/images/0161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Возвращает логическую единицу, если количество входов, на которых значение равно логической единице, <text:span text:style-name="T5">больше </text:span><text:span text:style-name="T7">или равно</text:span><text:span text:style-name="T6"> </text:span>заданному количеству<text:span text:style-name="T4">:</text:span></text:p>
            <text:p text:style-name="P4"><text:span text:style-name="T4"><draw:frame draw:style-name="fr2" draw:name="Object1" text:anchor-type="as-char" svg:width="9.502cm" svg:height="2.44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,</text:span></text:p>
            <text:p text:style-name="Text_20_body">где <draw:frame draw:style-name="fr2" draw:name="Object2" text:anchor-type="as-char" svg:width="1.148cm" svg:height="0.621cm" draw:z-index="0"><draw:object xlink:href="./Object 2" xlink:type="simple" xlink:show="embed" xlink:actuate="onLoad"/><draw:image xlink:href="./ObjectReplacements/Object 2" xlink:type="simple" xlink:show="embed" xlink:actuate="onLoad"/></draw:frame>—<text:span text:style-name="T4"> </text:span>скаляр на <text:span text:style-name="T4">i-</text:span>ом входе в блок, <draw:frame draw:style-name="fr2" draw:name="Object3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— выходной логический сигнал, <draw:frame draw:style-name="fr2" draw:name="Object4" text:anchor-type="as-char" svg:width="0.485cm" svg:height="0.549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— внутренняя переменная блока для вычисления количества входных сигналов, равных единице.</text:p>
            <text:p text:style-name="Text_20_body"><text:span text:style-name="T3">Свойства</text:span>:</text:p>
            <text:list xml:id="list8016861551663925398" text:style-name="L1">
              <text:list-item>
                <text:p text:style-name="P5"><text:span text:style-name="T1">Количество портов — количество входных портов </text:span><text:span text:style-name="T1"><draw:frame draw:style-name="fr2" draw:name="Object5" text:anchor-type="as-char" svg:width="0.639cm" svg:height="0.549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.</text:span></text:p>
              </text:list-item>
              <text:list-item>
                <text:p text:style-name="P5">Число входных True для срабатывания — количество<draw:frame draw:style-name="fr2" draw:name="Object6" text:anchor-type="as-char" svg:width="0.725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входных сигналов, равных единице, при достижении которого на выходе формируется логическая единиц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 из N</dc:title>
    <dc:date>2012-03-30T21:56:31.61</dc:date>
    <meta:generator>OpenOffice_Beta/4.1.0$Win32 OpenOffice.org_project/410m14$Build-9760</meta:generator>
    <meta:editing-duration>PT2H16M53S</meta:editing-duration>
    <meta:editing-cycles>104</meta:editing-cycles>
    <meta:document-statistic meta:table-count="1" meta:image-count="2" meta:object-count="6" meta:page-count="1" meta:paragraph-count="12" meta:word-count="82" meta:character-count="55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k</mi>
              <mo stretchy="false">=</mo>
              <mn>0</mn>
            </mrow>
          </mrow>
        </mtd>
      </mtr>
      <mtr>
        <mtd>
          <mrow>
            <mi mathvariant="italic">цикл</mi>
            <mi/>
            <mrow>
              <mi>i</mi>
              <mo stretchy="false">=</mo>
              <mn>1...N</mn>
            </mrow>
            <mi mathvariant="normal">:</mi>
            <mi/>
            <mi mathvariant="italic">если</mi>
            <mi/>
            <mrow>
              <mo stretchy="false">(</mo>
              <mrow>
                <msub>
                  <mi>u</mi>
                  <mi>i</mi>
                </msub>
                <mrow>
                  <mrow>
                    <mo stretchy="false">(</mo>
                    <mrow>
                      <mi>t</mi>
                    </mrow>
                    <mo stretchy="false">)</mo>
                  </mrow>
                  <mo stretchy="false">=</mo>
                  <mn>1</mn>
                </mrow>
              </mrow>
              <mo stretchy="false">)</mo>
            </mrow>
            <mi/>
            <mi mathvariant="italic">то</mi>
            <mi/>
            <mrow>
              <mi>k</mi>
              <mo stretchy="false">=</mo>
              <mrow>
                <mi>k</mi>
                <mo stretchy="false">+</mo>
                <mn>1</mn>
              </mrow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n>1,</mn>
                          <mi/>
                          <mi mathvariant="italic">если</mi>
                          <mrow>
                            <mi>k</mi>
                            <mo stretchy="false">≥</mo>
                            <mi>M</mi>
                          </mrow>
                          <mi>;</mi>
                        </mrow>
                      </mtd>
                    </mtr>
                    <mtr>
                      <mtd>
                        <mrow>
                          <mn>0,</mn>
                          <mi/>
                          <mi mathvariant="italic">если</mi>
                          <mrow>
                            <mi>k</mi>
                            <mo stretchy="false">&lt;</mo>
                            <mi>M</mi>
                          </mrow>
                          <mi>;</mi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k=0
newline
цикл ~ i=1...N: ~ если ~ (u_i(t) = 1) ~то~ k = k + 1
newline
y(t) = left lbrace stack{
alignl 1, ~ если k &gt;= M; #
alignl 0, ~ если k &lt; M;  }
right none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i>M</mi>
    </mrow>
    <annotation encoding="StarMath 5.0">M</annotation>
  </semantics>
</math>
</file>